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Spacing" style:master-page-name="MP0" style:family="paragraph">
      <style:paragraph-properties fo:break-before="page" fo:text-align="center"/>
      <style:text-properties fo:font-weight="bold" style:font-weight-asian="bold" style:font-weight-complex="bold" fo:font-size="20pt" style:font-size-asian="20pt" style:font-size-complex="20pt"/>
    </style:style>
    <style:style style:name="T2" style:parent-style-name="DefaultParagraphFont" style:family="text">
      <style:text-properties fo:font-weight="bold" style:font-weight-asian="bold"/>
    </style:style>
    <style:style style:name="T3" style:parent-style-name="DefaultParagraphFont" style:family="text">
      <style:text-properties fo:font-weight="bold" style:font-weight-asian="bold"/>
    </style:style>
    <style:style style:name="P4" style:parent-style-name="NoSpacing" style:family="paragraph">
      <style:paragraph-properties fo:margin-left="0.5in">
        <style:tab-stops/>
      </style:paragraph-properties>
    </style:style>
    <style:style style:name="P5" style:parent-style-name="NoSpacing" style:family="paragraph">
      <style:paragraph-properties fo:margin-left="0.5in">
        <style:tab-stops/>
      </style:paragraph-properties>
    </style:style>
    <style:style style:name="T6" style:parent-style-name="DefaultParagraphFont" style:family="text">
      <style:text-properties fo:font-weight="bold" style:font-weight-asian="bold"/>
    </style:style>
    <style:style style:name="P7" style:parent-style-name="NoSpacing" style:family="paragraph">
      <style:paragraph-properties fo:margin-left="0.5in">
        <style:tab-stops/>
      </style:paragraph-properties>
    </style:style>
    <style:style style:name="T8" style:parent-style-name="DefaultParagraphFont" style:family="text">
      <style:text-properties fo:font-weight="bold" style:font-weight-asian="bold"/>
    </style:style>
    <style:style style:name="P9" style:parent-style-name="NoSpacing" style:family="paragraph">
      <style:paragraph-properties fo:margin-left="0.5in">
        <style:tab-stops/>
      </style:paragraph-properties>
    </style:style>
    <style:style style:name="T10" style:parent-style-name="DefaultParagraphFont" style:family="text">
      <style:text-properties fo:font-weight="bold" style:font-weight-asian="bold"/>
    </style:style>
    <style:style style:name="T11" style:parent-style-name="DefaultParagraphFont" style:family="text">
      <style:text-properties fo:font-weight="bold" style:font-weight-asian="bold"/>
    </style:style>
    <style:style style:name="P12" style:parent-style-name="NoSpacing" style:family="paragraph">
      <style:paragraph-properties fo:margin-left="0.5in">
        <style:tab-stops/>
      </style:paragraph-properties>
    </style:style>
    <style:style style:name="P13" style:parent-style-name="NoSpacing" style:family="paragraph">
      <style:paragraph-properties fo:margin-left="0.5in">
        <style:tab-stops/>
      </style:paragraph-properties>
    </style:style>
    <style:style style:name="T14" style:parent-style-name="DefaultParagraphFont" style:family="text">
      <style:text-properties fo:font-weight="bold" style:font-weight-asian="bold"/>
    </style:style>
    <style:style style:name="T15" style:parent-style-name="DefaultParagraphFont" style:family="text">
      <style:text-properties fo:font-weight="bold" style:font-weight-asian="bold"/>
    </style:style>
    <style:style style:name="P16" style:parent-style-name="NoSpacing" style:family="paragraph">
      <style:paragraph-properties fo:margin-left="0.5in">
        <style:tab-stops/>
      </style:paragraph-properties>
    </style:style>
    <style:style style:name="T17" style:parent-style-name="DefaultParagraphFont" style:family="text">
      <style:text-properties fo:font-weight="bold" style:font-weight-asian="bold"/>
    </style:style>
    <style:style style:name="T18" style:parent-style-name="DefaultParagraphFont" style:family="text">
      <style:text-properties fo:font-weight="bold" style:font-weight-asian="bold"/>
    </style:style>
    <style:style style:name="P19" style:parent-style-name="NoSpacing" style:family="paragraph">
      <style:paragraph-properties fo:margin-left="0.5in">
        <style:tab-stops/>
      </style:paragraph-properties>
    </style:style>
    <style:style style:name="T20" style:parent-style-name="DefaultParagraphFont" style:family="text">
      <style:text-properties fo:font-weight="bold" style:font-weight-asian="bold"/>
    </style:style>
    <style:style style:name="T21" style:parent-style-name="DefaultParagraphFont" style:family="text">
      <style:text-properties fo:font-weight="bold" style:font-weight-asian="bold"/>
    </style:style>
    <style:style style:name="P22" style:parent-style-name="NoSpacing" style:family="paragraph">
      <style:paragraph-properties fo:text-indent="0.5in"/>
    </style:style>
    <style:style style:name="T23" style:parent-style-name="DefaultParagraphFont" style:family="text">
      <style:text-properties fo:font-weight="bold" style:font-weight-asian="bold"/>
    </style:style>
    <style:style style:name="T24" style:parent-style-name="DefaultParagraphFont" style:family="text">
      <style:text-properties fo:font-weight="bold" style:font-weight-asian="bold"/>
    </style:style>
    <style:style style:name="P25" style:parent-style-name="NoSpacing" style:family="paragraph">
      <style:paragraph-properties fo:margin-left="0.5in">
        <style:tab-stops/>
      </style:paragraph-properties>
    </style:style>
    <style:style style:name="T26" style:parent-style-name="DefaultParagraphFont" style:family="text">
      <style:text-properties fo:font-weight="bold" style:font-weight-asian="bold"/>
    </style:style>
    <style:style style:name="P27" style:parent-style-name="NoSpacing" style:family="paragraph">
      <style:paragraph-properties fo:margin-left="0.5in">
        <style:tab-stops/>
      </style:paragraph-properties>
    </style:style>
    <style:style style:name="T28" style:parent-style-name="DefaultParagraphFont" style:family="text">
      <style:text-properties fo:font-weight="bold" style:font-weight-asian="bold"/>
    </style:style>
    <style:style style:name="P29" style:parent-style-name="NoSpacing" style:family="paragraph">
      <style:paragraph-properties fo:margin-left="0.5in">
        <style:tab-stops/>
      </style:paragraph-properties>
    </style:style>
    <style:style style:name="P30" style:parent-style-name="NoSpacing" style:family="paragraph">
      <style:paragraph-properties fo:margin-left="0.5in">
        <style:tab-stops/>
      </style:paragraph-properties>
    </style:style>
    <style:style style:name="T31" style:parent-style-name="DefaultParagraphFont" style:family="text">
      <style:text-properties fo:font-weight="bold" style:font-weight-asian="bold"/>
    </style:style>
    <style:style style:name="T32" style:parent-style-name="DefaultParagraphFont" style:family="text">
      <style:text-properties fo:font-weight="bold" style:font-weight-asian="bold"/>
    </style:style>
    <style:style style:name="P33" style:parent-style-name="NoSpacing" style:family="paragraph">
      <style:paragraph-properties fo:text-indent="0.5in"/>
    </style:style>
    <style:style style:name="T34" style:parent-style-name="DefaultParagraphFont" style:family="text">
      <style:text-properties fo:font-weight="bold" style:font-weight-asian="bold"/>
    </style:style>
    <style:style style:name="T35" style:parent-style-name="DefaultParagraphFont" style:family="text">
      <style:text-properties fo:font-weight="bold" style:font-weight-asian="bold"/>
    </style:style>
    <style:style style:name="P36" style:parent-style-name="NoSpacing" style:family="paragraph">
      <style:paragraph-properties fo:text-indent="0.5in"/>
    </style:style>
    <style:style style:name="T37" style:parent-style-name="DefaultParagraphFont" style:family="text">
      <style:text-properties fo:font-weight="bold" style:font-weight-asian="bold"/>
    </style:style>
    <style:style style:name="P38" style:parent-style-name="NoSpacing" style:family="paragraph">
      <style:paragraph-properties fo:text-indent="0.5in"/>
    </style:style>
    <style:style style:name="T39" style:parent-style-name="DefaultParagraphFont" style:family="text">
      <style:text-properties fo:font-weight="bold" style:font-weight-asian="bold"/>
    </style:style>
    <style:style style:name="T40" style:parent-style-name="DefaultParagraphFont" style:family="text">
      <style:text-properties fo:font-weight="bold" style:font-weight-asian="bold"/>
    </style:style>
    <style:style style:name="T41" style:parent-style-name="DefaultParagraphFont" style:family="text">
      <style:text-properties fo:font-weight="bold" style:font-weight-asian="bold" style:font-weight-complex="bold"/>
    </style:style>
    <style:style style:name="T42" style:parent-style-name="DefaultParagraphFont" style:family="text">
      <style:text-properties fo:font-weight="bold" style:font-weight-asian="bold"/>
    </style:style>
    <style:style style:name="T43" style:parent-style-name="DefaultParagraphFont" style:family="text">
      <style:text-properties fo:font-weight="bold" style:font-weight-asian="bold"/>
    </style:style>
    <style:style style:name="T44" style:parent-style-name="DefaultParagraphFont" style:family="text">
      <style:text-properties fo:font-weight="bold" style:font-weight-asian="bold"/>
    </style:style>
    <style:style style:name="T45" style:parent-style-name="DefaultParagraphFont" style:family="text">
      <style:text-properties fo:font-weight="bold" style:font-weight-asian="bold"/>
    </style:style>
    <style:style style:name="T46" style:parent-style-name="DefaultParagraphFont" style:family="text">
      <style:text-properties fo:font-weight="bold" style:font-weight-asian="bold"/>
    </style:style>
    <style:style style:name="T47" style:parent-style-name="DefaultParagraphFont" style:family="text">
      <style:text-properties fo:font-weight="bold" style:font-weight-asian="bold"/>
    </style:style>
    <style:style style:name="T48" style:parent-style-name="DefaultParagraphFont" style:family="text">
      <style:text-properties fo:font-weight="bold" style:font-weight-asian="bold"/>
    </style:style>
    <style:style style:name="T49" style:parent-style-name="DefaultParagraphFont" style:family="text">
      <style:text-properties fo:font-weight="bold" style:font-weight-asian="bold"/>
    </style:style>
    <style:style style:name="T50" style:parent-style-name="DefaultParagraphFont" style:family="text">
      <style:text-properties fo:font-weight="bold" style:font-weight-asian="bold"/>
    </style:style>
    <style:style style:name="T51" style:parent-style-name="DefaultParagraphFont" style:family="text">
      <style:text-properties fo:font-weight="bold" style:font-weight-asian="bold"/>
    </style:style>
    <style:style style:name="T52" style:parent-style-name="DefaultParagraphFont" style:family="text">
      <style:text-properties fo:font-weight="bold" style:font-weight-asian="bold"/>
    </style:style>
    <style:style style:name="T53" style:parent-style-name="DefaultParagraphFont" style:family="text">
      <style:text-properties fo:font-weight="bold" style:font-weight-asian="bold"/>
    </style:style>
    <style:style style:name="T54" style:parent-style-name="DefaultParagraphFont" style:family="text">
      <style:text-properties fo:font-weight="bold" style:font-weight-asian="bold"/>
    </style:style>
    <style:style style:name="T55" style:parent-style-name="DefaultParagraphFont" style:family="text">
      <style:text-properties fo:font-weight="bold" style:font-weight-asian="bold"/>
    </style:style>
    <style:style style:name="T56" style:parent-style-name="DefaultParagraphFont" style:family="text">
      <style:text-properties fo:font-weight="bold" style:font-weight-asian="bold"/>
    </style:style>
    <style:style style:name="T57" style:parent-style-name="DefaultParagraphFont" style:family="text">
      <style:text-properties fo:font-weight="bold" style:font-weight-asian="bold"/>
    </style:style>
    <style:style style:name="T58" style:parent-style-name="DefaultParagraphFont" style:family="text">
      <style:text-properties fo:font-weight="bold" style:font-weight-asian="bold"/>
    </style:style>
    <style:style style:name="T59" style:parent-style-name="DefaultParagraphFont" style:family="text">
      <style:text-properties fo:font-weight="bold" style:font-weight-asian="bold"/>
    </style:style>
    <style:style style:name="T60" style:parent-style-name="DefaultParagraphFont" style:family="text">
      <style:text-properties fo:font-weight="bold" style:font-weight-asian="bold"/>
    </style:style>
    <style:style style:name="T61" style:parent-style-name="DefaultParagraphFont" style:family="text">
      <style:text-properties fo:font-weight="bold" style:font-weight-asian="bold"/>
    </style:style>
    <style:style style:name="T62" style:parent-style-name="DefaultParagraphFont" style:family="text">
      <style:text-properties fo:font-weight="bold" style:font-weight-asian="bold"/>
    </style:style>
    <style:style style:name="T63" style:parent-style-name="DefaultParagraphFont" style:family="text">
      <style:text-properties fo:font-weight="bold" style:font-weight-asian="bold"/>
    </style:style>
    <style:style style:name="T64" style:parent-style-name="DefaultParagraphFont" style:family="text">
      <style:text-properties fo:font-weight="bold" style:font-weight-asian="bold"/>
    </style:style>
    <style:style style:name="T65" style:parent-style-name="DefaultParagraphFont" style:family="text">
      <style:text-properties fo:font-weight="bold" style:font-weight-asian="bold"/>
    </style:style>
    <style:style style:name="T66" style:parent-style-name="DefaultParagraphFont" style:family="text">
      <style:text-properties fo:font-weight="bold" style:font-weight-asian="bold"/>
    </style:style>
    <style:style style:name="T67" style:parent-style-name="DefaultParagraphFont" style:family="text">
      <style:text-properties fo:font-weight="bold" style:font-weight-asian="bold"/>
    </style:style>
    <style:style style:name="T68" style:parent-style-name="DefaultParagraphFont" style:family="text">
      <style:text-properties fo:font-weight="bold" style:font-weight-asian="bold"/>
    </style:style>
    <style:style style:name="T69" style:parent-style-name="DefaultParagraphFont" style:family="text">
      <style:text-properties fo:font-weight="bold" style:font-weight-asian="bold"/>
    </style:style>
    <style:style style:name="P70" style:parent-style-name="NoSpacing" style:family="paragraph">
      <style:paragraph-properties fo:margin-left="1in" fo:text-indent="0.5in">
        <style:tab-stops/>
      </style:paragraph-properties>
    </style:style>
    <style:style style:name="T71" style:parent-style-name="DefaultParagraphFont" style:family="text">
      <style:text-properties fo:font-weight="bold" style:font-weight-asian="bold"/>
    </style:style>
    <style:style style:name="T72" style:parent-style-name="DefaultParagraphFont" style:family="text">
      <style:text-properties fo:font-weight="bold" style:font-weight-asian="bold"/>
    </style:style>
    <style:style style:name="T73" style:parent-style-name="DefaultParagraphFont" style:family="text">
      <style:text-properties fo:font-weight="bold" style:font-weight-asian="bold"/>
    </style:style>
    <style:style style:name="T74" style:parent-style-name="DefaultParagraphFont" style:family="text">
      <style:text-properties fo:font-weight="bold" style:font-weight-asian="bold"/>
    </style:style>
    <style:style style:name="T75" style:parent-style-name="DefaultParagraphFont" style:family="text">
      <style:text-properties fo:font-weight="bold" style:font-weight-asian="bold"/>
    </style:style>
    <style:style style:name="T76" style:parent-style-name="DefaultParagraphFont" style:family="text">
      <style:text-properties fo:font-weight="bold" style:font-weight-asian="bold"/>
    </style:style>
    <style:style style:name="T77" style:parent-style-name="DefaultParagraphFont" style:family="text">
      <style:text-properties fo:font-weight="bold" style:font-weight-asian="bold"/>
    </style:style>
    <style:style style:name="T78" style:parent-style-name="DefaultParagraphFont" style:family="text">
      <style:text-properties fo:font-weight="bold" style:font-weight-asian="bold"/>
    </style:style>
    <style:style style:name="T79" style:parent-style-name="DefaultParagraphFont" style:family="text">
      <style:text-properties fo:font-weight="bold" style:font-weight-asian="bold"/>
    </style:style>
    <style:style style:name="T80" style:parent-style-name="DefaultParagraphFont" style:family="text">
      <style:text-properties fo:font-weight="bold" style:font-weight-asian="bold"/>
    </style:style>
    <style:style style:name="T81" style:parent-style-name="DefaultParagraphFont" style:family="text">
      <style:text-properties fo:font-weight="bold" style:font-weight-asian="bold"/>
    </style:style>
    <style:style style:name="T82" style:parent-style-name="DefaultParagraphFont" style:family="text">
      <style:text-properties fo:font-weight="bold" style:font-weight-asian="bold"/>
    </style:style>
    <style:style style:name="T83" style:parent-style-name="DefaultParagraphFont" style:family="text">
      <style:text-properties fo:font-weight="bold" style:font-weight-asian="bold"/>
    </style:style>
    <style:style style:name="T84" style:parent-style-name="DefaultParagraphFont" style:family="text">
      <style:text-properties fo:font-weight="bold" style:font-weight-asian="bold"/>
    </style:style>
    <style:style style:name="T85" style:parent-style-name="DefaultParagraphFont" style:family="text">
      <style:text-properties fo:font-weight="bold" style:font-weight-asian="bold"/>
    </style:style>
    <style:style style:name="T86" style:parent-style-name="DefaultParagraphFont" style:family="text">
      <style:text-properties fo:font-weight="bold" style:font-weight-asian="bold"/>
    </style:style>
    <style:style style:name="T87" style:parent-style-name="DefaultParagraphFont" style:family="text">
      <style:text-properties fo:font-weight="bold" style:font-weight-asian="bold"/>
    </style:style>
    <style:style style:name="T88" style:parent-style-name="DefaultParagraphFont" style:family="text">
      <style:text-properties fo:font-weight="bold" style:font-weight-asian="bold"/>
    </style:style>
    <style:style style:name="T89" style:parent-style-name="DefaultParagraphFont" style:family="text">
      <style:text-properties fo:font-weight="bold" style:font-weight-asian="bold"/>
    </style:style>
    <style:style style:name="T90" style:parent-style-name="DefaultParagraphFont" style:family="text">
      <style:text-properties fo:font-weight="bold" style:font-weight-asian="bold"/>
    </style:style>
    <style:style style:name="T91" style:parent-style-name="DefaultParagraphFont" style:family="text">
      <style:text-properties fo:font-weight="bold" style:font-weight-asian="bold"/>
    </style:style>
    <style:style style:name="P92" style:parent-style-name="NoSpacing" style:family="paragraph">
      <style:paragraph-properties fo:text-indent="0.5in"/>
    </style:style>
    <style:style style:name="P93" style:parent-style-name="NoSpacing" style:family="paragraph">
      <style:paragraph-properties fo:text-indent="0.5in"/>
    </style:style>
    <style:style style:name="P94" style:parent-style-name="NoSpacing" style:family="paragraph">
      <style:paragraph-properties fo:text-indent="0.5in"/>
    </style:style>
    <style:style style:name="P95" style:parent-style-name="NoSpacing" style:family="paragraph">
      <style:paragraph-properties fo:text-indent="0.5in"/>
    </style:style>
    <style:style style:name="P96" style:parent-style-name="NoSpacing" style:family="paragraph">
      <style:paragraph-properties fo:text-indent="0.5in"/>
    </style:style>
    <style:style style:name="T97" style:parent-style-name="DefaultParagraphFont" style:family="text">
      <style:text-properties fo:font-weight="bold" style:font-weight-asian="bold"/>
    </style:style>
    <style:style style:name="P98" style:parent-style-name="NoSpacing" style:family="paragraph">
      <style:paragraph-properties fo:text-indent="0.5in"/>
    </style:style>
    <style:style style:name="T99" style:parent-style-name="DefaultParagraphFont" style:family="text">
      <style:text-properties fo:font-weight="bold" style:font-weight-asian="bold"/>
    </style:style>
    <style:style style:name="T100" style:parent-style-name="DefaultParagraphFont" style:family="text">
      <style:text-properties fo:font-weight="bold" style:font-weight-asian="bold"/>
    </style:style>
    <style:style style:name="P101" style:parent-style-name="NoSpacing" style:family="paragraph">
      <style:paragraph-properties fo:text-indent="0.5in"/>
    </style:style>
    <style:style style:name="P102" style:parent-style-name="NoSpacing" style:family="paragraph">
      <style:paragraph-properties fo:text-indent="0.5in"/>
    </style:style>
    <style:style style:name="P103" style:parent-style-name="NoSpacing" style:family="paragraph">
      <style:paragraph-properties fo:text-indent="0.5in"/>
    </style:style>
    <style:style style:name="T104" style:parent-style-name="DefaultParagraphFont" style:family="text">
      <style:text-properties fo:font-weight="bold" style:font-weight-asian="bold"/>
    </style:style>
    <style:style style:name="T105" style:parent-style-name="DefaultParagraphFont" style:family="text">
      <style:text-properties fo:font-weight="bold" style:font-weight-asian="bold"/>
    </style:style>
    <style:style style:name="P106" style:parent-style-name="NoSpacing" style:family="paragraph">
      <style:paragraph-properties fo:text-indent="0.5in"/>
    </style:style>
    <style:style style:name="T107" style:parent-style-name="DefaultParagraphFont" style:family="text">
      <style:text-properties fo:font-weight="bold" style:font-weight-asian="bold"/>
    </style:style>
    <style:style style:name="T108" style:parent-style-name="DefaultParagraphFont" style:family="text">
      <style:text-properties fo:font-weight="bold" style:font-weight-asian="bold"/>
    </style:style>
    <style:style style:name="P109" style:parent-style-name="NoSpacing" style:family="paragraph">
      <style:paragraph-properties fo:text-indent="0.5in"/>
    </style:style>
    <style:style style:name="P110" style:parent-style-name="NoSpacing" style:family="paragraph">
      <style:paragraph-properties fo:text-indent="0.5in"/>
    </style:style>
    <style:style style:name="T111" style:parent-style-name="DefaultParagraphFont" style:family="text">
      <style:text-properties fo:font-weight="bold" style:font-weight-asian="bold"/>
    </style:style>
    <style:style style:name="T112" style:parent-style-name="DefaultParagraphFont" style:family="text">
      <style:text-properties fo:font-weight="bold" style:font-weight-asian="bold"/>
    </style:style>
    <style:style style:name="P113" style:parent-style-name="NoSpacing" style:family="paragraph">
      <style:paragraph-properties fo:text-indent="0.5in"/>
    </style:style>
    <style:style style:name="T114" style:parent-style-name="DefaultParagraphFont" style:family="text">
      <style:text-properties fo:font-weight="bold" style:font-weight-asian="bold"/>
    </style:style>
    <style:style style:name="P115" style:parent-style-name="NoSpacing" style:family="paragraph">
      <style:paragraph-properties fo:text-indent="0.5in"/>
    </style:style>
    <style:style style:name="T116" style:parent-style-name="DefaultParagraphFont" style:family="text">
      <style:text-properties fo:font-weight="bold" style:font-weight-asian="bold"/>
    </style:style>
    <style:style style:name="P117" style:parent-style-name="NoSpacing" style:family="paragraph">
      <style:paragraph-properties fo:text-indent="0.5in"/>
    </style:style>
    <style:style style:name="T118" style:parent-style-name="DefaultParagraphFont" style:family="text">
      <style:text-properties fo:font-weight="bold" style:font-weight-asian="bold"/>
    </style:style>
    <style:style style:name="P119" style:parent-style-name="NoSpacing" style:family="paragraph">
      <style:paragraph-properties fo:text-indent="0.5in"/>
    </style:style>
    <style:style style:name="T120" style:parent-style-name="DefaultParagraphFont" style:family="text">
      <style:text-properties fo:font-weight="bold" style:font-weight-asian="bold"/>
    </style:style>
    <style:style style:name="T121" style:parent-style-name="DefaultParagraphFont" style:family="text">
      <style:text-properties fo:font-weight="bold" style:font-weight-asian="bold"/>
    </style:style>
    <style:style style:name="T122" style:parent-style-name="DefaultParagraphFont" style:family="text">
      <style:text-properties fo:font-weight="bold" style:font-weight-asian="bold"/>
    </style:style>
    <style:style style:name="T123" style:parent-style-name="DefaultParagraphFont" style:family="text">
      <style:text-properties fo:font-weight="bold" style:font-weight-asian="bold"/>
    </style:style>
    <style:style style:name="T124" style:parent-style-name="DefaultParagraphFont" style:family="text">
      <style:text-properties fo:font-weight="bold" style:font-weight-asian="bold"/>
    </style:style>
    <style:style style:name="T125" style:parent-style-name="DefaultParagraphFont" style:family="text">
      <style:text-properties fo:font-weight="bold" style:font-weight-asian="bold"/>
    </style:style>
    <style:style style:name="T126" style:parent-style-name="DefaultParagraphFont" style:family="text">
      <style:text-properties fo:font-weight="bold" style:font-weight-asian="bold"/>
    </style:style>
    <style:style style:name="P127" style:parent-style-name="NoSpacing" style:family="paragraph">
      <style:paragraph-properties fo:text-indent="0.5in"/>
    </style:style>
    <style:style style:name="T128" style:parent-style-name="DefaultParagraphFont" style:family="text">
      <style:text-properties fo:font-weight="bold" style:font-weight-asian="bold"/>
    </style:style>
    <style:style style:name="P129" style:parent-style-name="NoSpacing" style:family="paragraph">
      <style:paragraph-properties fo:text-indent="0.5in"/>
    </style:style>
    <style:style style:name="P130" style:parent-style-name="NoSpacing" style:family="paragraph">
      <style:paragraph-properties fo:text-indent="0.5in"/>
    </style:style>
    <style:style style:name="P131" style:parent-style-name="NoSpacing" style:family="paragraph">
      <style:paragraph-properties fo:text-indent="0.5in"/>
    </style:style>
    <style:style style:name="P132" style:parent-style-name="NoSpacing" style:family="paragraph">
      <style:paragraph-properties fo:text-indent="0.5in"/>
    </style:style>
    <style:style style:name="P133" style:parent-style-name="NoSpacing" style:family="paragraph">
      <style:paragraph-properties fo:text-indent="0.5in"/>
    </style:style>
    <style:style style:name="T134" style:parent-style-name="DefaultParagraphFont" style:family="text">
      <style:text-properties fo:font-weight="bold" style:font-weight-asian="bold"/>
    </style:style>
    <style:style style:name="P135" style:parent-style-name="NoSpacing" style:family="paragraph">
      <style:paragraph-properties fo:text-indent="0.5in"/>
    </style:style>
    <style:style style:name="T136" style:parent-style-name="DefaultParagraphFont" style:family="text">
      <style:text-properties fo:font-weight="bold" style:font-weight-asian="bold"/>
    </style:style>
    <style:style style:name="T137" style:parent-style-name="DefaultParagraphFont" style:family="text">
      <style:text-properties fo:font-weight="bold" style:font-weight-asian="bold"/>
    </style:style>
    <style:style style:name="P138" style:parent-style-name="NoSpacing" style:family="paragraph">
      <style:paragraph-properties fo:text-indent="0.5in"/>
    </style:style>
    <style:style style:name="T139" style:parent-style-name="DefaultParagraphFont" style:family="text">
      <style:text-properties fo:font-weight="bold" style:font-weight-asian="bold"/>
    </style:style>
    <style:style style:name="T140" style:parent-style-name="DefaultParagraphFont" style:family="text">
      <style:text-properties fo:font-weight="bold" style:font-weight-asian="bold"/>
    </style:style>
    <style:style style:name="P141" style:parent-style-name="NoSpacing" style:family="paragraph">
      <style:paragraph-properties fo:text-indent="0.5in"/>
    </style:style>
    <style:style style:name="P142" style:parent-style-name="NoSpacing" style:family="paragraph">
      <style:paragraph-properties fo:text-indent="0.5in"/>
    </style:style>
    <style:style style:name="T143" style:parent-style-name="DefaultParagraphFont" style:family="text">
      <style:text-properties fo:font-weight="bold" style:font-weight-asian="bold"/>
    </style:style>
    <style:style style:name="T144" style:parent-style-name="DefaultParagraphFont" style:family="text">
      <style:text-properties fo:font-weight="bold" style:font-weight-asian="bold"/>
    </style:style>
    <style:style style:name="P145" style:parent-style-name="NoSpacing" style:family="paragraph">
      <style:paragraph-properties fo:text-indent="0.5in"/>
    </style:style>
    <style:style style:name="P146" style:parent-style-name="NoSpacing" style:family="paragraph">
      <style:paragraph-properties fo:text-indent="0.5in"/>
    </style:style>
    <style:style style:name="P147" style:parent-style-name="NoSpacing" style:family="paragraph">
      <style:paragraph-properties fo:text-indent="0.5in"/>
    </style:style>
    <style:style style:name="T148" style:parent-style-name="DefaultParagraphFont" style:family="text">
      <style:text-properties fo:font-weight="bold" style:font-weight-asian="bold"/>
    </style:style>
    <style:style style:name="P149" style:parent-style-name="NoSpacing" style:family="paragraph">
      <style:paragraph-properties fo:text-indent="0.5in"/>
    </style:style>
    <style:style style:name="P150" style:parent-style-name="NoSpacing" style:family="paragraph">
      <style:paragraph-properties fo:text-indent="0.5in"/>
    </style:style>
    <style:style style:name="T151" style:parent-style-name="DefaultParagraphFont" style:family="text">
      <style:text-properties fo:font-weight="bold" style:font-weight-asian="bold"/>
    </style:style>
    <style:style style:name="T152" style:parent-style-name="DefaultParagraphFont" style:family="text">
      <style:text-properties fo:font-weight="bold" style:font-weight-asian="bold"/>
    </style:style>
    <style:style style:name="P153" style:parent-style-name="NoSpacing" style:family="paragraph">
      <style:paragraph-properties fo:text-indent="0.5in"/>
    </style:style>
    <style:style style:name="T154" style:parent-style-name="DefaultParagraphFont" style:family="text">
      <style:text-properties fo:font-weight="bold" style:font-weight-asian="bold"/>
    </style:style>
    <style:style style:name="T155" style:parent-style-name="DefaultParagraphFont" style:family="text">
      <style:text-properties fo:font-weight="bold" style:font-weight-asian="bold"/>
    </style:style>
    <style:style style:name="T156" style:parent-style-name="DefaultParagraphFont" style:family="text">
      <style:text-properties fo:font-weight="bold" style:font-weight-asian="bold"/>
    </style:style>
    <style:style style:name="P157" style:parent-style-name="NoSpacing" style:family="paragraph">
      <style:paragraph-properties fo:text-indent="0.5in"/>
    </style:style>
    <style:style style:name="T158" style:parent-style-name="DefaultParagraphFont" style:family="text">
      <style:text-properties fo:font-weight="bold" style:font-weight-asian="bold"/>
    </style:style>
    <style:style style:name="T159" style:parent-style-name="DefaultParagraphFont" style:family="text">
      <style:text-properties fo:font-weight="bold" style:font-weight-asian="bold"/>
    </style:style>
    <style:style style:name="P160" style:parent-style-name="NoSpacing" style:family="paragraph">
      <style:paragraph-properties fo:text-indent="0.5in"/>
    </style:style>
    <style:style style:name="T161" style:parent-style-name="DefaultParagraphFont" style:family="text">
      <style:text-properties fo:font-weight="bold" style:font-weight-asian="bold"/>
    </style:style>
    <style:style style:name="T162" style:parent-style-name="DefaultParagraphFont" style:family="text">
      <style:text-properties fo:font-weight="bold" style:font-weight-asian="bold"/>
    </style:style>
    <style:style style:name="P163" style:parent-style-name="NoSpacing" style:family="paragraph">
      <style:paragraph-properties fo:text-indent="0.5in"/>
    </style:style>
    <style:style style:name="P164" style:parent-style-name="NoSpacing" style:family="paragraph">
      <style:paragraph-properties fo:text-indent="0.5in"/>
    </style:style>
    <style:style style:name="P165" style:parent-style-name="NoSpacing" style:family="paragraph">
      <style:paragraph-properties fo:text-indent="0.5in"/>
    </style:style>
    <style:style style:name="T166" style:parent-style-name="DefaultParagraphFont" style:family="text">
      <style:text-properties fo:font-weight="bold" style:font-weight-asian="bold"/>
    </style:style>
    <style:style style:name="P167" style:parent-style-name="NoSpacing" style:family="paragraph">
      <style:paragraph-properties fo:text-indent="0.5in"/>
    </style:style>
    <style:style style:name="P168" style:parent-style-name="NoSpacing" style:family="paragraph">
      <style:paragraph-properties fo:text-indent="0.5in"/>
    </style:style>
    <style:style style:name="T169" style:parent-style-name="DefaultParagraphFont" style:family="text">
      <style:text-properties fo:font-weight="bold" style:font-weight-asian="bold"/>
    </style:style>
    <style:style style:name="T170" style:parent-style-name="DefaultParagraphFont" style:family="text">
      <style:text-properties fo:font-weight="bold" style:font-weight-asian="bold"/>
    </style:style>
    <style:style style:name="P171" style:parent-style-name="NoSpacing" style:family="paragraph">
      <style:paragraph-properties fo:text-indent="0.5in"/>
    </style:style>
    <style:style style:name="T172" style:parent-style-name="DefaultParagraphFont" style:family="text">
      <style:text-properties fo:font-weight="bold" style:font-weight-asian="bold"/>
    </style:style>
    <style:style style:name="P173" style:parent-style-name="NoSpacing" style:family="paragraph">
      <style:paragraph-properties fo:text-indent="0.5in"/>
    </style:style>
    <style:style style:name="P174" style:parent-style-name="NoSpacing" style:family="paragraph">
      <style:paragraph-properties fo:text-indent="0.5in"/>
    </style:style>
    <style:style style:name="T175" style:parent-style-name="DefaultParagraphFont" style:family="text">
      <style:text-properties fo:font-weight="bold" style:font-weight-asian="bold"/>
    </style:style>
    <style:style style:name="T176" style:parent-style-name="DefaultParagraphFont" style:family="text">
      <style:text-properties fo:font-weight="bold" style:font-weight-asian="bold"/>
    </style:style>
    <style:style style:name="P177" style:parent-style-name="NoSpacing" style:family="paragraph">
      <style:paragraph-properties fo:text-indent="0.5in"/>
    </style:style>
    <style:style style:name="T178" style:parent-style-name="DefaultParagraphFont" style:family="text">
      <style:text-properties fo:font-weight="bold" style:font-weight-asian="bold"/>
    </style:style>
    <style:style style:name="P179" style:parent-style-name="NoSpacing" style:family="paragraph">
      <style:paragraph-properties fo:text-indent="0.5in"/>
    </style:style>
    <style:style style:name="P180" style:parent-style-name="NoSpacing" style:family="paragraph">
      <style:paragraph-properties fo:text-indent="0.5in"/>
    </style:style>
    <style:style style:name="P181" style:parent-style-name="NoSpacing" style:family="paragraph">
      <style:paragraph-properties fo:text-indent="0.5in"/>
    </style:style>
    <style:style style:name="T182" style:parent-style-name="DefaultParagraphFont" style:family="text">
      <style:text-properties fo:font-weight="bold" style:font-weight-asian="bold"/>
    </style:style>
    <style:style style:name="T183" style:parent-style-name="DefaultParagraphFont" style:family="text">
      <style:text-properties fo:font-weight="bold" style:font-weight-asian="bold"/>
    </style:style>
    <style:style style:name="P184" style:parent-style-name="NoSpacing" style:family="paragraph">
      <style:paragraph-properties fo:text-indent="0.5in"/>
    </style:style>
    <style:style style:name="T185" style:parent-style-name="DefaultParagraphFont" style:family="text">
      <style:text-properties fo:font-weight="bold" style:font-weight-asian="bold"/>
    </style:style>
    <style:style style:name="T186" style:parent-style-name="DefaultParagraphFont" style:family="text">
      <style:text-properties fo:font-weight="bold" style:font-weight-asian="bold"/>
    </style:style>
    <style:style style:name="P187" style:parent-style-name="NoSpacing" style:family="paragraph">
      <style:paragraph-properties fo:text-indent="0.5in"/>
    </style:style>
    <style:style style:name="P188" style:parent-style-name="NoSpacing" style:family="paragraph">
      <style:paragraph-properties fo:text-indent="0.5in"/>
    </style:style>
    <style:style style:name="T189" style:parent-style-name="DefaultParagraphFont" style:family="text">
      <style:text-properties fo:font-weight="bold" style:font-weight-asian="bold"/>
    </style:style>
    <style:style style:name="T190" style:parent-style-name="DefaultParagraphFont" style:family="text">
      <style:text-properties fo:font-weight="bold" style:font-weight-asian="bold"/>
    </style:style>
    <style:style style:name="P191" style:parent-style-name="NoSpacing" style:family="paragraph">
      <style:paragraph-properties fo:text-indent="0.5in"/>
    </style:style>
    <style:style style:name="T192" style:parent-style-name="DefaultParagraphFont" style:family="text">
      <style:text-properties fo:font-weight="bold" style:font-weight-asian="bold"/>
    </style:style>
    <style:style style:name="P193" style:parent-style-name="NoSpacing" style:family="paragraph">
      <style:paragraph-properties fo:text-indent="0.5in"/>
    </style:style>
    <style:style style:name="T194" style:parent-style-name="DefaultParagraphFont" style:family="text">
      <style:text-properties fo:font-weight="bold" style:font-weight-asian="bold"/>
    </style:style>
    <style:style style:name="T195" style:parent-style-name="DefaultParagraphFont" style:family="text">
      <style:text-properties fo:font-weight="bold" style:font-weight-asian="bold"/>
    </style:style>
    <style:style style:name="T196" style:parent-style-name="DefaultParagraphFont" style:family="text">
      <style:text-properties fo:font-weight="bold" style:font-weight-asian="bold"/>
    </style:style>
    <style:style style:name="T197" style:parent-style-name="DefaultParagraphFont" style:family="text">
      <style:text-properties fo:font-weight="bold" style:font-weight-asian="bold"/>
    </style:style>
    <style:style style:name="T198" style:parent-style-name="DefaultParagraphFont" style:family="text">
      <style:text-properties fo:font-weight="bold" style:font-weight-asian="bold"/>
    </style:style>
    <style:style style:name="T199" style:parent-style-name="DefaultParagraphFont" style:family="text">
      <style:text-properties fo:font-weight="bold" style:font-weight-asian="bold"/>
    </style:style>
    <style:style style:name="T200" style:parent-style-name="DefaultParagraphFont" style:family="text">
      <style:text-properties fo:font-weight="bold" style:font-weight-asian="bold"/>
    </style:style>
    <style:style style:name="T201" style:parent-style-name="DefaultParagraphFont" style:family="text">
      <style:text-properties fo:font-weight="bold" style:font-weight-asian="bold"/>
    </style:style>
    <style:style style:name="T202" style:parent-style-name="DefaultParagraphFont" style:family="text">
      <style:text-properties fo:font-weight="bold" style:font-weight-asian="bold"/>
    </style:style>
    <style:style style:name="T203" style:parent-style-name="DefaultParagraphFont" style:family="text">
      <style:text-properties fo:font-weight="bold" style:font-weight-asian="bold"/>
    </style:style>
    <style:style style:name="T204" style:parent-style-name="DefaultParagraphFont" style:family="text">
      <style:text-properties fo:font-weight="bold" style:font-weight-asian="bold"/>
    </style:style>
    <style:style style:name="T205" style:parent-style-name="DefaultParagraphFont" style:family="text">
      <style:text-properties fo:font-weight="bold" style:font-weight-asian="bold"/>
    </style:style>
    <style:style style:name="T206" style:parent-style-name="DefaultParagraphFont" style:family="text">
      <style:text-properties fo:font-weight="bold" style:font-weight-asian="bold"/>
    </style:style>
    <style:style style:name="T207" style:parent-style-name="DefaultParagraphFont" style:family="text">
      <style:text-properties fo:font-weight="bold" style:font-weight-asian="bold"/>
    </style:style>
    <style:style style:name="T208" style:parent-style-name="DefaultParagraphFont" style:family="text">
      <style:text-properties fo:font-weight="bold" style:font-weight-asian="bold"/>
    </style:style>
    <style:style style:name="T209" style:parent-style-name="DefaultParagraphFont" style:family="text">
      <style:text-properties fo:font-weight="bold" style:font-weight-asian="bold"/>
    </style:style>
    <style:style style:name="T210" style:parent-style-name="DefaultParagraphFont" style:family="text">
      <style:text-properties fo:font-weight="bold" style:font-weight-asian="bold"/>
    </style:style>
    <style:style style:name="T211" style:parent-style-name="DefaultParagraphFont" style:family="text">
      <style:text-properties fo:font-weight="bold" style:font-weight-asian="bold"/>
    </style:style>
    <style:style style:name="T212" style:parent-style-name="DefaultParagraphFont" style:family="text">
      <style:text-properties fo:font-weight="bold" style:font-weight-asian="bold"/>
    </style:style>
    <style:style style:name="T213" style:parent-style-name="DefaultParagraphFont" style:family="text">
      <style:text-properties fo:font-weight="bold" style:font-weight-asian="bold"/>
    </style:style>
    <style:style style:name="T214" style:parent-style-name="DefaultParagraphFont" style:family="text">
      <style:text-properties fo:font-weight="bold" style:font-weight-asian="bold"/>
    </style:style>
    <style:style style:name="T215" style:parent-style-name="DefaultParagraphFont" style:family="text">
      <style:text-properties fo:font-weight="bold" style:font-weight-asian="bold"/>
    </style:style>
    <style:style style:name="T216" style:parent-style-name="DefaultParagraphFont" style:family="text">
      <style:text-properties fo:font-weight="bold" style:font-weight-asian="bold"/>
    </style:style>
    <style:style style:name="T217" style:parent-style-name="DefaultParagraphFont" style:family="text">
      <style:text-properties fo:font-weight="bold" style:font-weight-asian="bold"/>
    </style:style>
    <style:style style:name="T218" style:parent-style-name="DefaultParagraphFont" style:family="text">
      <style:text-properties fo:font-weight="bold" style:font-weight-asian="bold"/>
    </style:style>
    <style:style style:name="T219" style:parent-style-name="DefaultParagraphFont" style:family="text">
      <style:text-properties fo:font-weight="bold" style:font-weight-asian="bold"/>
    </style:style>
    <style:style style:name="T220" style:parent-style-name="DefaultParagraphFont" style:family="text">
      <style:text-properties fo:font-weight="bold" style:font-weight-asian="bold"/>
    </style:style>
    <style:style style:name="T221" style:parent-style-name="DefaultParagraphFont" style:family="text">
      <style:text-properties fo:font-weight="bold" style:font-weight-asian="bold"/>
    </style:style>
    <style:style style:name="T222" style:parent-style-name="DefaultParagraphFont" style:family="text">
      <style:text-properties fo:font-weight="bold" style:font-weight-asian="bold"/>
    </style:style>
    <style:style style:name="T223" style:parent-style-name="DefaultParagraphFont" style:family="text">
      <style:text-properties fo:font-weight="bold" style:font-weight-asian="bold"/>
    </style:style>
    <style:style style:name="T224" style:parent-style-name="DefaultParagraphFont" style:family="text">
      <style:text-properties fo:font-weight="bold" style:font-weight-asian="bold"/>
    </style:style>
    <style:style style:name="T225" style:parent-style-name="DefaultParagraphFont" style:family="text">
      <style:text-properties fo:font-weight="bold" style:font-weight-asian="bold"/>
    </style:style>
    <style:style style:name="T226" style:parent-style-name="DefaultParagraphFont" style:family="text">
      <style:text-properties fo:font-weight="bold" style:font-weight-asian="bold"/>
    </style:style>
    <style:style style:name="T227" style:parent-style-name="DefaultParagraphFont" style:family="text">
      <style:text-properties fo:font-weight="bold" style:font-weight-asian="bold"/>
    </style:style>
    <style:style style:name="T228" style:parent-style-name="DefaultParagraphFont" style:family="text">
      <style:text-properties fo:font-weight="bold" style:font-weight-asian="bold"/>
    </style:style>
    <style:style style:name="T229" style:parent-style-name="DefaultParagraphFont" style:family="text">
      <style:text-properties fo:font-weight="bold" style:font-weight-asian="bold"/>
    </style:style>
    <style:style style:name="T230" style:parent-style-name="DefaultParagraphFont" style:family="text">
      <style:text-properties fo:font-weight="bold" style:font-weight-asian="bold"/>
    </style:style>
    <style:style style:name="T231" style:parent-style-name="DefaultParagraphFont" style:family="text">
      <style:text-properties fo:font-weight="bold" style:font-weight-asian="bold"/>
    </style:style>
    <style:style style:name="T232" style:parent-style-name="DefaultParagraphFont" style:family="text">
      <style:text-properties fo:font-weight="bold" style:font-weight-asian="bold"/>
    </style:style>
    <style:style style:name="T233" style:parent-style-name="DefaultParagraphFont" style:family="text">
      <style:text-properties fo:font-weight="bold" style:font-weight-asian="bold"/>
    </style:style>
    <style:style style:name="T234" style:parent-style-name="DefaultParagraphFont" style:family="text">
      <style:text-properties fo:font-weight="bold" style:font-weight-asian="bold"/>
    </style:style>
    <style:style style:name="T235" style:parent-style-name="DefaultParagraphFont" style:family="text">
      <style:text-properties fo:font-weight="bold" style:font-weight-asian="bold"/>
    </style:style>
    <style:style style:name="T236" style:parent-style-name="DefaultParagraphFont" style:family="text">
      <style:text-properties fo:font-weight="bold" style:font-weight-asian="bold"/>
    </style:style>
    <style:style style:name="T237" style:parent-style-name="DefaultParagraphFont" style:family="text">
      <style:text-properties fo:font-weight="bold" style:font-weight-asian="bold"/>
    </style:style>
    <style:style style:name="T238" style:parent-style-name="DefaultParagraphFont" style:family="text">
      <style:text-properties fo:font-weight="bold" style:font-weight-asian="bold"/>
    </style:style>
    <style:style style:name="T239" style:parent-style-name="DefaultParagraphFont" style:family="text">
      <style:text-properties fo:font-weight="bold" style:font-weight-asian="bold"/>
    </style:style>
    <style:style style:name="T240" style:parent-style-name="DefaultParagraphFont" style:family="text">
      <style:text-properties fo:font-weight="bold" style:font-weight-asian="bold"/>
    </style:style>
    <style:style style:name="T241" style:parent-style-name="DefaultParagraphFont" style:family="text">
      <style:text-properties fo:font-weight="bold" style:font-weight-asian="bold"/>
    </style:style>
    <style:style style:name="T242" style:parent-style-name="DefaultParagraphFont" style:family="text">
      <style:text-properties fo:font-weight="bold" style:font-weight-asian="bold"/>
    </style:style>
    <style:style style:name="T243" style:parent-style-name="DefaultParagraphFont" style:family="text">
      <style:text-properties fo:font-weight="bold" style:font-weight-asian="bold"/>
    </style:style>
    <style:style style:name="T244" style:parent-style-name="DefaultParagraphFont" style:family="text">
      <style:text-properties fo:font-weight="bold" style:font-weight-asian="bold"/>
    </style:style>
    <style:style style:name="T245" style:parent-style-name="DefaultParagraphFont" style:family="text">
      <style:text-properties fo:font-weight="bold" style:font-weight-asian="bold"/>
    </style:style>
    <style:style style:name="T246" style:parent-style-name="DefaultParagraphFont" style:family="text">
      <style:text-properties fo:font-weight="bold" style:font-weight-asian="bold"/>
    </style:style>
    <style:style style:name="T247" style:parent-style-name="DefaultParagraphFont" style:family="text">
      <style:text-properties fo:font-weight="bold" style:font-weight-asian="bold"/>
    </style:style>
    <style:style style:name="T248" style:parent-style-name="DefaultParagraphFont" style:family="text">
      <style:text-properties fo:font-weight="bold" style:font-weight-asian="bold"/>
    </style:style>
    <style:style style:name="T249" style:parent-style-name="DefaultParagraphFont" style:family="text">
      <style:text-properties fo:font-weight="bold" style:font-weight-asian="bold"/>
    </style:style>
    <style:style style:name="T250" style:parent-style-name="DefaultParagraphFont" style:family="text">
      <style:text-properties fo:font-weight="bold" style:font-weight-asian="bold"/>
    </style:style>
    <style:style style:name="T251" style:parent-style-name="DefaultParagraphFont" style:family="text">
      <style:text-properties fo:font-weight="bold" style:font-weight-asian="bold"/>
    </style:style>
    <style:style style:name="T252" style:parent-style-name="DefaultParagraphFont" style:family="text">
      <style:text-properties fo:font-weight="bold" style:font-weight-asian="bold"/>
    </style:style>
    <style:style style:name="T253" style:parent-style-name="DefaultParagraphFont" style:family="text">
      <style:text-properties fo:font-weight="bold" style:font-weight-asian="bold"/>
    </style:style>
    <style:style style:name="T254" style:parent-style-name="DefaultParagraphFont" style:family="text">
      <style:text-properties fo:font-weight="bold" style:font-weight-asian="bold"/>
    </style:style>
    <style:style style:name="T255" style:parent-style-name="DefaultParagraphFont" style:family="text">
      <style:text-properties fo:font-weight="bold" style:font-weight-asian="bold"/>
    </style:style>
    <style:style style:name="T256" style:parent-style-name="DefaultParagraphFont" style:family="text">
      <style:text-properties fo:font-weight="bold" style:font-weight-asian="bold"/>
    </style:style>
    <style:style style:name="T257" style:parent-style-name="DefaultParagraphFont" style:family="text">
      <style:text-properties fo:font-weight="bold" style:font-weight-asian="bold"/>
    </style:style>
    <style:style style:name="T258" style:parent-style-name="DefaultParagraphFont" style:family="text">
      <style:text-properties fo:font-weight="bold" style:font-weight-asian="bold"/>
    </style:style>
    <style:style style:name="T259" style:parent-style-name="DefaultParagraphFont" style:family="text">
      <style:text-properties fo:font-weight="bold" style:font-weight-asian="bold"/>
    </style:style>
    <style:style style:name="T260" style:parent-style-name="DefaultParagraphFont" style:family="text">
      <style:text-properties fo:font-weight="bold" style:font-weight-asian="bold"/>
    </style:style>
    <style:style style:name="T261" style:parent-style-name="DefaultParagraphFont" style:family="text">
      <style:text-properties fo:font-weight="bold" style:font-weight-asian="bold"/>
    </style:style>
    <style:style style:name="T262" style:parent-style-name="DefaultParagraphFont" style:family="text">
      <style:text-properties fo:font-weight="bold" style:font-weight-asian="bold"/>
    </style:style>
    <style:style style:name="T263" style:parent-style-name="DefaultParagraphFont" style:family="text">
      <style:text-properties fo:font-weight="bold" style:font-weight-asian="bold"/>
    </style:style>
    <style:style style:name="T264" style:parent-style-name="DefaultParagraphFont" style:family="text">
      <style:text-properties fo:font-weight="bold" style:font-weight-asian="bold"/>
    </style:style>
    <style:style style:name="T265" style:parent-style-name="DefaultParagraphFont" style:family="text">
      <style:text-properties fo:font-weight="bold" style:font-weight-asian="bold"/>
    </style:style>
    <style:style style:name="T266" style:parent-style-name="DefaultParagraphFont" style:family="text">
      <style:text-properties fo:font-weight="bold" style:font-weight-asian="bold"/>
    </style:style>
    <style:style style:name="T267" style:parent-style-name="DefaultParagraphFont" style:family="text">
      <style:text-properties fo:font-weight="bold" style:font-weight-asian="bold"/>
    </style:style>
    <style:style style:name="T268" style:parent-style-name="DefaultParagraphFont" style:family="text">
      <style:text-properties fo:font-weight="bold" style:font-weight-asian="bold"/>
    </style:style>
    <style:style style:name="T269" style:parent-style-name="DefaultParagraphFont" style:family="text">
      <style:text-properties fo:font-weight="bold" style:font-weight-asian="bold"/>
    </style:style>
    <style:style style:name="T270" style:parent-style-name="DefaultParagraphFont" style:family="text">
      <style:text-properties fo:font-weight="bold" style:font-weight-asian="bold"/>
    </style:style>
    <style:style style:name="T271" style:parent-style-name="DefaultParagraphFont" style:family="text">
      <style:text-properties fo:font-weight="bold" style:font-weight-asian="bold"/>
    </style:style>
    <style:style style:name="T272" style:parent-style-name="DefaultParagraphFont" style:family="text">
      <style:text-properties fo:font-weight="bold" style:font-weight-asian="bold"/>
    </style:style>
    <style:style style:name="T273" style:parent-style-name="DefaultParagraphFont" style:family="text">
      <style:text-properties fo:font-weight="bold" style:font-weight-asian="bold"/>
    </style:style>
    <style:style style:name="T274" style:parent-style-name="DefaultParagraphFont" style:family="text">
      <style:text-properties fo:font-weight="bold" style:font-weight-asian="bold"/>
    </style:style>
    <style:style style:name="T275" style:parent-style-name="DefaultParagraphFont" style:family="text">
      <style:text-properties fo:font-weight="bold" style:font-weight-asian="bold"/>
    </style:style>
    <style:style style:name="T276" style:parent-style-name="DefaultParagraphFont" style:family="text">
      <style:text-properties fo:font-weight="bold" style:font-weight-asian="bold"/>
    </style:style>
    <style:style style:name="T277" style:parent-style-name="DefaultParagraphFont" style:family="text">
      <style:text-properties fo:font-weight="bold" style:font-weight-asian="bold"/>
    </style:style>
    <style:style style:name="T278" style:parent-style-name="DefaultParagraphFont" style:family="text">
      <style:text-properties fo:font-weight="bold" style:font-weight-asian="bold"/>
    </style:style>
    <style:style style:name="T279" style:parent-style-name="DefaultParagraphFont" style:family="text">
      <style:text-properties fo:font-weight="bold" style:font-weight-asian="bold"/>
    </style:style>
    <style:style style:name="P280" style:parent-style-name="NoSpacing" style:family="paragraph">
      <style:paragraph-properties fo:text-indent="0.5in"/>
    </style:style>
    <style:style style:name="P281" style:parent-style-name="NoSpacing" style:family="paragraph">
      <style:paragraph-properties fo:text-indent="0.5in"/>
    </style:style>
  </office:automatic-styles>
  <office:body>
    <office:text text:use-soft-page-breaks="true">
      <text:p text:style-name="P1">Pseudocode</text:p>
      <text:p text:style-name="NoSpacing"/>
      <text:p text:style-name="NoSpacing"><text:span text:style-name="T2">F</text:span><text:span text:style-name="T3">UNCTION</text:span><text:s/>get_cell( list, new_row, new_column):</text:p>
      <text:p text:style-name="P4">Set cell to <text:s/>0</text:p>
      <text:p text:style-name="P5"><text:span text:style-name="T6">FOR</text:span><text:s/>each row on the list :</text:p>
      <text:p text:style-name="P7"><text:tab/><text:span text:style-name="T8">FOR</text:span><text:s/>each column on the list:</text:p>
      <text:p text:style-name="P9"><text:tab/><text:tab/><text:span text:style-name="T10">IF</text:span><text:s text:c="2"/>colum <text:s/>is new_column<text:s/><text:span text:style-name="T11">THEN</text:span>:</text:p>
      <text:p text:style-name="P12"><text:tab/><text:tab/><text:tab/>Set cell is position of (new_row,new_column)</text:p>
      <text:p text:style-name="P13"><text:tab/><text:tab/><text:span text:style-name="T14">END</text:span><text:s/><text:span text:style-name="T15">IF</text:span></text:p>
      <text:p text:style-name="P16"><text:tab/><text:span text:style-name="T17">END</text:span><text:s/><text:span text:style-name="T18">FOR</text:span></text:p>
      <text:p text:style-name="P19"><text:span text:style-name="T20">END</text:span><text:s/><text:span text:style-name="T21">FOR</text:span></text:p>
      <text:p text:style-name="P22"><text:span text:style-name="T23">RETURN<text:s/></text:span>cell</text:p>
      <text:p text:style-name="NoSpacing"><text:tab/><text:tab/></text:p>
      <text:p text:style-name="NoSpacing"><text:span text:style-name="T24">FUNCTION</text:span><text:s/>get_column(list, new_col):</text:p>
      <text:p text:style-name="NoSpacing"><text:tab/>Set array list col to empty</text:p>
      <text:p text:style-name="NoSpacing"/>
      <text:p text:style-name="P25"><text:span text:style-name="T26">FOR</text:span><text:s/>each row on the list :</text:p>
      <text:p text:style-name="P27"><text:tab/><text:span text:style-name="T28">FOR</text:span><text:s/>each<text:s/>column on the list:</text:p>
      <text:p text:style-name="P29"><text:tab/><text:tab/>Col append <text:s/>all position (row, new_col)</text:p>
      <text:p text:style-name="P30"><text:tab/><text:span text:style-name="T31">END</text:span><text:s/><text:span text:style-name="T32">FOR</text:span></text:p>
      <text:p text:style-name="P33"><text:span text:style-name="T34">END</text:span><text:s/><text:span text:style-name="T35">FOR</text:span></text:p>
      <text:p text:style-name="P36"><text:span text:style-name="T37">RETURN<text:s/></text:span>array list col</text:p>
      <text:p text:style-name="P38"/>
      <text:p text:style-name="NoSpacing"><text:span text:style-name="T39">FUNCTION</text:span><text:s/>get_weight(cell):</text:p>
      <text:p text:style-name="NoSpacing"><text:tab/><text:span text:style-name="T40">FOR</text:span><text:s/>i in cell.split():</text:p>
      <text:p text:style-name="NoSpacing"><text:tab/><text:tab/><text:span text:style-name="T41">Begin</text:span>:</text:p>
      <text:p text:style-name="NoSpacing"><text:tab/><text:tab/><text:tab/>Let weight is the float value of i</text:p>
      <text:p text:style-name="NoSpacing"><text:tab/><text:tab/><text:span text:style-name="T42">EXCEPTION</text:span>:</text:p>
      <text:p text:style-name="NoSpacing"><text:tab/><text:tab/><text:tab/>Pass</text:p>
      <text:p text:style-name="NoSpacing"><text:tab/><text:span text:style-name="T43">END</text:span><text:s/><text:span text:style-name="T44">FOR</text:span></text:p>
      <text:p text:style-name="NoSpacing"><text:tab/><text:span text:style-name="T45">RETURN<text:s/></text:span>weight</text:p>
      <text:p text:style-name="NoSpacing"/>
      <text:p text:style-name="NoSpacing"><text:span text:style-name="T46">FUNCTION</text:span><text:s/>get_age(list):</text:p>
      <text:p text:style-name="NoSpacing"><text:tab/>Set age extract from<text:s/><text:span text:style-name="T47">FUNCTION</text:span><text:s/>get_cell(list, at row 0, at column 2)</text:p>
      <text:p text:style-name="NoSpacing"><text:tab/><text:span text:style-name="T48">RETURN<text:s/></text:span>age</text:p>
      <text:p text:style-name="NoSpacing"/>
      <text:p text:style-name="NoSpacing"><text:span text:style-name="T49">FUNCTION</text:span><text:s/>get_status(list):</text:p>
      <text:p text:style-name="NoSpacing"><text:tab/>Set status extract from<text:s/><text:span text:style-name="T50">FUNCTION</text:span><text:s/>get_cell(list, at row 0, at column 1)</text:p>
      <text:p text:style-name="NoSpacing"><text:tab/><text:span text:style-name="T51">RETURN<text:s/></text:span>status</text:p>
      <text:p text:style-name="NoSpacing"/>
      <text:p text:style-name="NoSpacing"><text:span text:style-name="T52">FUNCTION</text:span><text:s/>get_day(list):</text:p>
      <text:p text:style-name="NoSpacing"><text:tab/>Set day data is empty array</text:p>
      <text:p text:style-name="NoSpacing"><text:tab/>Set day index is empty array</text:p>
      <text:p text:style-name="NoSpacing"><text:tab/>Set col extract from<text:s/><text:span text:style-name="T53">FUNCTION<text:s/></text:span>get_column(list, at column 0)</text:p>
      <text:p text:style-name="NoSpacing"><text:tab/><text:span text:style-name="T54">FOR</text:span><text:s/>i &lt;- size(col):</text:p>
      <text:p text:style-name="NoSpacing"><text:tab/><text:tab/><text:span text:style-name="T55">IF</text:span><text:s/>current position of col is integer<text:s/><text:span text:style-name="T56">THEN</text:span>:</text:p>
      <text:p text:style-name="NoSpacing"><text:tab/><text:tab/><text:tab/>Day data append <text:s/>current position of col</text:p>
      <text:p text:style-name="NoSpacing"><text:tab/><text:tab/><text:tab/>Day index append <text:s/>i</text:p>
      <text:p text:style-name="NoSpacing"><text:tab/><text:tab/><text:span text:style-name="T57">END</text:span><text:s/><text:span text:style-name="T58">IF</text:span></text:p>
      <text:p text:style-name="NoSpacing"><text:tab/><text:span text:style-name="T59">END</text:span><text:s/><text:span text:style-name="T60">FOR</text:span></text:p>
      <text:p text:style-name="NoSpacing"><text:tab/><text:span text:style-name="T61">RETURN<text:s/></text:span>arraylist of day index</text:p>
      <text:soft-page-break/>
      <text:p text:style-name="NoSpacing"><text:tab/><text:tab/></text:p>
      <text:p text:style-name="NoSpacing"/>
      <text:p text:style-name="NoSpacing"><text:span text:style-name="T62">FUNCTION</text:span><text:s/>get_critical_value(list):</text:p>
      <text:p text:style-name="NoSpacing"><text:tab/>Set cell extract from<text:s/><text:span text:style-name="T63">FUNCTION</text:span><text:s/>get_cell(list, at row 0, at column 4)</text:p>
      <text:p text:style-name="NoSpacing"><text:tab/>Set weight extract from<text:s/><text:span text:style-name="T64">FUNCTION</text:span><text:s/>get_weight(cell), value of Float number</text:p>
      <text:p text:style-name="NoSpacing"><text:tab/><text:span text:style-name="T65">RETURN<text:s/></text:span>weight * 5</text:p>
      <text:p text:style-name="NoSpacing"/>
      <text:p text:style-name="NoSpacing"/>
      <text:p text:style-name="NoSpacing"><text:span text:style-name="T66">FUNCTION</text:span><text:s/>read_GRV(list,string):</text:p>
      <text:p text:style-name="NoSpacing"><text:s text:c="8"/><text:tab/>Set col extract from<text:s/><text:span text:style-name="T67">FUNCTION</text:span><text:s/>get_column(list,at row 3)</text:p>
      <text:p text:style-name="NoSpacing"><text:s/><text:tab/>Set grv index is empty array</text:p>
      <text:p text:style-name="NoSpacing"><text:tab/>Set grv data is empty array</text:p>
      <text:p text:style-name="NoSpacing"><text:s text:c="7"/><text:tab/><text:span text:style-name="T68">FOR</text:span><text:s/>i &lt;- size(col):</text:p>
      <text:p text:style-name="NoSpacing"><text:s text:c="12"/><text:tab/><text:tab/>Take element of col is not blank<text:s/><text:span text:style-name="T69">THEN</text:span><text:s/>:</text:p>
      <text:p text:style-name="P70">Take element of col is the number only<text:s/><text:span text:style-name="T71">THEN</text:span><text:s/>:</text:p>
      <text:p text:style-name="NoSpacing"><text:s text:c="24"/><text:tab/><text:tab/><text:tab/>grv_index append (i)</text:p>
      <text:p text:style-name="NoSpacing"><text:s text:c="24"/><text:tab/><text:tab/><text:tab/>grv_data append (col[i])</text:p>
      <text:p text:style-name="NoSpacing"><text:tab/><text:tab/><text:tab/><text:span text:style-name="T72">END</text:span><text:s/><text:span text:style-name="T73">IF</text:span></text:p>
      <text:p text:style-name="NoSpacing"><text:tab/><text:tab/><text:span text:style-name="T74">END</text:span><text:s/><text:span text:style-name="T75">IF</text:span></text:p>
      <text:p text:style-name="NoSpacing"><text:tab/><text:span text:style-name="T76">END</text:span><text:s/><text:span text:style-name="T77">FOR</text:span></text:p>
      <text:p text:style-name="NoSpacing"><text:s text:c="24"/></text:p>
      <text:p text:style-name="NoSpacing"><text:s text:c="8"/><text:tab/><text:span text:style-name="T78">IF</text:span><text:s/>string matches "index":</text:p>
      <text:p text:style-name="NoSpacing"><text:s text:c="12"/><text:tab/><text:tab/><text:span text:style-name="T79">RETURN<text:s/></text:span>grv_index</text:p>
      <text:p text:style-name="NoSpacing"><text:s text:c="8"/><text:tab/><text:span text:style-name="T80">ELSE<text:s/></text:span><text:s/><text:span text:style-name="T81">IF</text:span><text:s/>string matches "data":</text:p>
      <text:p text:style-name="NoSpacing"><text:s text:c="12"/><text:tab/><text:tab/><text:span text:style-name="T82">RETURN<text:s/></text:span>grv_data</text:p>
      <text:p text:style-name="NoSpacing"/>
      <text:p text:style-name="NoSpacing"><text:span text:style-name="T83">FUNCTION</text:span><text:s/>read_feed(list,string):</text:p>
      <text:p text:style-name="NoSpacing"><text:tab/>Set col extract from<text:s/><text:span text:style-name="T84">FUNCTION</text:span><text:s/>get_column(list,at row 2)</text:p>
      <text:p text:style-name="NoSpacing"><text:tab/>Set feed data is empty array</text:p>
      <text:p text:style-name="NoSpacing"/>
      <text:p text:style-name="NoSpacing"><text:tab/><text:span text:style-name="T85">FOR</text:span><text:s/>i &lt;- 3 to size(col):</text:p>
      <text:p text:style-name="NoSpacing"><text:tab/><text:tab/>Feed data append <text:s/>col[i]</text:p>
      <text:p text:style-name="NoSpacing"><text:tab/><text:span text:style-name="T86">END</text:span><text:s/><text:span text:style-name="T87">FOR</text:span></text:p>
      <text:p text:style-name="NoSpacing"/>
      <text:p text:style-name="NoSpacing"><text:tab/><text:span text:style-name="T88">RETURN<text:s/></text:span>array list feed data</text:p>
      <text:p text:style-name="NoSpacing"/>
      <text:p text:style-name="NoSpacing"><text:span text:style-name="T89">FUNCTION</text:span><text:s/>combo_grv_in_day(list, argument new_day):</text:p>
      <text:p text:style-name="NoSpacing"><text:tab/>Set day index extract from<text:s/><text:span text:style-name="T90">FUNCTION</text:span><text:s/>get_day(list)</text:p>
      <text:p text:style-name="NoSpacing"><text:tab/>Set grv index extract from<text:s/><text:span text:style-name="T91">FUNCTION</text:span><text:s/>get_grv(list, “index”)</text:p>
      <text:p text:style-name="NoSpacing"><text:tab/>Set day1 is empty array</text:p>
      <text:p text:style-name="NoSpacing"><text:tab/>Set day2 is empty array</text:p>
      <text:p text:style-name="P92">Set day3 is empty array</text:p>
      <text:p text:style-name="P93">Set day4 is empty array</text:p>
      <text:p text:style-name="P94">Set day5 is empty array</text:p>
      <text:p text:style-name="P95"/>
      <text:p text:style-name="P96"><text:span text:style-name="T97">FOR</text:span><text:s/>I &lt;-size(grv index):</text:p>
      <text:p text:style-name="P98"><text:tab/><text:span text:style-name="T99">IF</text:span><text:s/>current position of grv index less than day index of Day1<text:s/><text:span text:style-name="T100">THEN</text:span>:</text:p>
      <text:p text:style-name="P101"><text:tab/><text:tab/>Day1 append <text:s/>the value of current grv index</text:p>
      <text:p text:style-name="P102"><text:tab/>Repeat till fulfil day5<text:s/></text:p>
      <text:p text:style-name="P103"><text:tab/><text:span text:style-name="T104">END</text:span><text:s/><text:span text:style-name="T105">IF</text:span></text:p>
      <text:p text:style-name="P106"><text:span text:style-name="T107">END</text:span><text:s/><text:span text:style-name="T108">FOR</text:span></text:p>
      <text:p text:style-name="P109"/>
      <text:p text:style-name="P110"><text:span text:style-name="T111">IF</text:span><text:s/>argument new_day equals 1<text:s/><text:span text:style-name="T112">THEN</text:span>:</text:p>
      <text:p text:style-name="P113"><text:tab/><text:span text:style-name="T114">RETURN<text:s/></text:span>arraylist of day1</text:p>
      <text:p text:style-name="P115">Repeat till equal 5<text:s/><text:span text:style-name="T116">THEN</text:span>:</text:p>
      <text:p text:style-name="P117"><text:tab/><text:span text:style-name="T118">RETURN<text:s/></text:span>arraylist of the day2 3 4 5</text:p>
      <text:p text:style-name="P119"><text:span text:style-name="T120">END</text:span><text:s/><text:span text:style-name="T121">IF</text:span><text:s/></text:p>
      <text:p text:style-name="NoSpacing"><text:tab/></text:p>
      <text:p text:style-name="NoSpacing"><text:span text:style-name="T122">FUNCTION</text:span><text:s/>set_issue(list,argument string):</text:p>
      <text:p text:style-name="NoSpacing"><text:tab/>Set cell extract from<text:s/><text:span text:style-name="T123">FUNCTION</text:span><text:s/>get_cell(list, at row0, at column 4)</text:p>
      <text:p text:style-name="NoSpacing"><text:tab/>Set weight<text:s/>extract from<text:s/><text:span text:style-name="T124">FUNCTION</text:span><text:s/>get_weight(cell) with value of float number</text:p>
      <text:p text:style-name="NoSpacing"><text:tab/>Set critical value extract from<text:s/><text:span text:style-name="T125">FUNCTION</text:span><text:s/>get_critical_value(list)</text:p>
      <text:p text:style-name="NoSpacing"><text:tab/>Set grv data extract from<text:s/><text:span text:style-name="T126">FUNCTION</text:span><text:s/>get_grv(list, “data”)</text:p>
      <text:p text:style-name="P127">Set grv index extract from<text:s/><text:span text:style-name="T128">FUNCTION</text:span><text:s/>get_grv(list, “index”)</text:p>
      <text:p text:style-name="P129"/>
      <text:p text:style-name="P130">Set stop to 0</text:p>
      <text:p text:style-name="P131">Set diet, pause, none are empty array</text:p>
      <text:p text:style-name="P132"/>
      <text:p text:style-name="P133"><text:span text:style-name="T134">FOR</text:span><text:s/>I &lt;- size(grv index):</text:p>
      <text:p text:style-name="P135"><text:tab/><text:span text:style-name="T136">IF</text:span><text:s/>current grv data greater than critical value<text:s/><text:span text:style-name="T137">THEN</text:span>:</text:p>
      <text:p text:style-name="P138"><text:tab/><text:tab/><text:span text:style-name="T139">IF</text:span><text:s/>weight less than or equal 40kg<text:s/><text:span text:style-name="T140">THEN</text:span>:</text:p>
      <text:p text:style-name="P141"><text:tab/><text:tab/><text:tab/>Stop++</text:p>
      <text:p text:style-name="P142"><text:tab/><text:tab/><text:tab/><text:span text:style-name="T143">IF</text:span><text:s/>stop greater than 2<text:s/><text:span text:style-name="T144">THEN</text:span>:</text:p>
      <text:p text:style-name="P145"><text:tab/><text:tab/><text:tab/><text:tab/>Diet append <text:s/>current grv index</text:p>
      <text:p text:style-name="P146"><text:tab/><text:tab/><text:tab/><text:tab/>Reset stop to 0</text:p>
      <text:p text:style-name="P147"><text:tab/><text:tab/><text:tab/><text:span text:style-name="T148">ELSE<text:s/></text:span>:</text:p>
      <text:p text:style-name="P149"><text:tab/><text:tab/><text:tab/><text:tab/>Pause append <text:s/>current grv index</text:p>
      <text:p text:style-name="P150"><text:tab/><text:tab/><text:tab/><text:span text:style-name="T151">END</text:span><text:s/><text:span text:style-name="T152">IF</text:span></text:p>
      <text:p text:style-name="P153"><text:tab/><text:tab/><text:span text:style-name="T154">ELSE<text:s/></text:span><text:s/><text:span text:style-name="T155">IF</text:span><text:s text:c="2"/>weight greater than 40kg<text:s/><text:span text:style-name="T156">THEN</text:span>:</text:p>
      <text:p text:style-name="P157"><text:tab/><text:tab/><text:tab/><text:span text:style-name="T158">IF</text:span><text:s/>grv data greater than 250ml<text:s/><text:span text:style-name="T159">THEN</text:span>:</text:p>
      <text:p text:style-name="P160"><text:tab/><text:tab/><text:tab/><text:tab/><text:span text:style-name="T161">IF</text:span><text:s/>stop greater than 2<text:s/><text:span text:style-name="T162">THEN</text:span>:</text:p>
      <text:p text:style-name="P163"><text:tab/><text:tab/><text:tab/><text:tab/><text:tab/>Diet append <text:s/>current grv index</text:p>
      <text:p text:style-name="P164"><text:tab/><text:tab/><text:tab/><text:tab/><text:tab/>Reset stop to 0</text:p>
      <text:p text:style-name="P165"><text:tab/><text:tab/><text:tab/><text:tab/><text:span text:style-name="T166">ELSE<text:s/></text:span>:</text:p>
      <text:p text:style-name="P167"><text:tab/><text:tab/><text:tab/><text:tab/><text:tab/>Pause append <text:s/>current grv index</text:p>
      <text:p text:style-name="P168"><text:tab/><text:tab/><text:tab/><text:tab/><text:span text:style-name="T169">END</text:span><text:s/><text:span text:style-name="T170">IF</text:span></text:p>
      <text:p text:style-name="P171"><text:tab/><text:tab/><text:tab/><text:span text:style-name="T172">ELSE<text:s/></text:span>:</text:p>
      <text:p text:style-name="P173"><text:tab/><text:tab/><text:tab/><text:tab/>None append <text:s/>current grv index</text:p>
      <text:p text:style-name="P174"><text:tab/><text:tab/><text:tab/><text:span text:style-name="T175">END</text:span><text:s/><text:span text:style-name="T176">IF</text:span></text:p>
      <text:p text:style-name="P177"><text:tab/><text:span text:style-name="T178">ELSE<text:s/></text:span>:</text:p>
      <text:p text:style-name="P179"><text:tab/><text:tab/>Reset stop to 0</text:p>
      <text:p text:style-name="P180"><text:tab/><text:tab/>None append <text:s/>current grv index</text:p>
      <text:p text:style-name="P181"><text:tab/><text:span text:style-name="T182">END</text:span><text:s/><text:span text:style-name="T183">IF</text:span></text:p>
      <text:p text:style-name="P184"><text:span text:style-name="T185">END</text:span><text:s/><text:span text:style-name="T186">FOR</text:span></text:p>
      <text:p text:style-name="P187"/>
      <text:p text:style-name="P188"><text:span text:style-name="T189">IF</text:span><text:s/>argument string is “refer”/ “pause”/ “none”<text:s/><text:span text:style-name="T190">THEN</text:span>:</text:p>
      <text:p text:style-name="P191"><text:tab/><text:span text:style-name="T192">RETURN<text:s/></text:span>arraylist<text:s/>diet / pause / none</text:p>
      <text:p text:style-name="P193"><text:span text:style-name="T194">END</text:span><text:s/><text:span text:style-name="T195">IF</text:span></text:p>
      <text:p text:style-name="NoSpacing"/>
      <text:p text:style-name="NoSpacing"><text:span text:style-name="T196">FUNCTION</text:span><text:s/>combo_issue_in_day(list, argument new_day):</text:p>
      <text:p text:style-name="NoSpacing"><text:tab/>Set day index extract from<text:s/><text:span text:style-name="T197">FUNCTION</text:span><text:s/>get_day(list)</text:p>
      <text:p text:style-name="NoSpacing"><text:tab/>Set diet index extract from<text:s/><text:span text:style-name="T198">FUNCTION</text:span><text:s/>set_issue(list, “refer”)</text:p>
      <text:soft-page-break/>
      <text:p text:style-name="NoSpacing"><text:tab/>Set pause <text:s/>index extract from<text:s/><text:span text:style-name="T199">FUNCTION</text:span><text:s/>set_issue(list, “pause”)</text:p>
      <text:p text:style-name="NoSpacing"><text:tab/>Set none index extract from<text:s/><text:span text:style-name="T200">FUNCTION</text:span><text:s/>set_issue(list, “none”)</text:p>
      <text:p text:style-name="NoSpacing"><text:tab/>Set temp array list is empty</text:p>
      <text:p text:style-name="NoSpacing"/>
      <text:p text:style-name="NoSpacing"><text:tab/><text:span text:style-name="T201">FOR</text:span><text:s/>i &lt;- size(day index):</text:p>
      <text:p text:style-name="NoSpacing"><text:tab/><text:tab/><text:span text:style-name="T202">FOR</text:span><text:s/>a &lt;- size(diet index):</text:p>
      <text:p text:style-name="NoSpacing"><text:tab/><text:tab/><text:tab/><text:span text:style-name="T203">IF</text:span><text:s/>current day index is equal current diet index<text:s/><text:span text:style-name="T204">THEN</text:span>:</text:p>
      <text:p text:style-name="NoSpacing"><text:tab/><text:tab/><text:tab/><text:tab/>Temp append <text:s/>“REFER”</text:p>
      <text:p text:style-name="NoSpacing"><text:tab/><text:tab/><text:tab/><text:span text:style-name="T205">END</text:span><text:s/><text:span text:style-name="T206">IF</text:span></text:p>
      <text:p text:style-name="NoSpacing"><text:tab/><text:tab/><text:span text:style-name="T207">END</text:span><text:s/><text:span text:style-name="T208">FOR</text:span></text:p>
      <text:p text:style-name="NoSpacing"><text:tab/><text:tab/><text:span text:style-name="T209">FOR</text:span><text:s/>b &lt;- size(pause index):</text:p>
      <text:p text:style-name="NoSpacing"><text:tab/><text:tab/><text:tab/><text:span text:style-name="T210">IF</text:span><text:s/>current day index is equal current pause index<text:s/><text:span text:style-name="T211">THEN</text:span>:</text:p>
      <text:p text:style-name="NoSpacing"><text:tab/><text:tab/><text:tab/><text:tab/>Temp append <text:s/>“PAUSE”</text:p>
      <text:p text:style-name="NoSpacing"><text:tab/><text:tab/><text:tab/><text:span text:style-name="T212">END</text:span><text:s/><text:span text:style-name="T213">IF</text:span></text:p>
      <text:p text:style-name="NoSpacing"><text:tab/><text:tab/><text:span text:style-name="T214">END</text:span><text:s/><text:span text:style-name="T215">FOR</text:span></text:p>
      <text:p text:style-name="NoSpacing"><text:tab/><text:tab/><text:span text:style-name="T216">FOR</text:span><text:s/>c &lt;- size(none index):</text:p>
      <text:p text:style-name="NoSpacing"><text:tab/><text:tab/><text:tab/><text:span text:style-name="T217">IF</text:span><text:s/>current day index is equal current pause none<text:s/><text:span text:style-name="T218">THEN</text:span>:</text:p>
      <text:p text:style-name="NoSpacing"><text:tab/><text:tab/><text:tab/><text:tab/>Temp append <text:s/>“PAUSE”</text:p>
      <text:p text:style-name="NoSpacing"><text:tab/><text:tab/><text:tab/><text:span text:style-name="T219">END</text:span><text:s/><text:span text:style-name="T220">IF</text:span></text:p>
      <text:p text:style-name="NoSpacing"><text:tab/><text:tab/><text:span text:style-name="T221">END</text:span><text:s/><text:span text:style-name="T222">FOR</text:span></text:p>
      <text:p text:style-name="NoSpacing"><text:tab/><text:span text:style-name="T223">RETURN<text:s/></text:span>temp array</text:p>
      <text:p text:style-name="NoSpacing"/>
      <text:p text:style-name="NoSpacing"><text:span text:style-name="T224">FUNCTION</text:span><text:s/>take_last_issue_in_5day(list):</text:p>
      <text:p text:style-name="NoSpacing"><text:tab/>Set day1 extract from<text:s/><text:span text:style-name="T225">FUNCTION</text:span><text:s/>combo_issue_in_day(list, day 1)</text:p>
      <text:p text:style-name="NoSpacing"><text:tab/>Set day2 extract from<text:s/><text:span text:style-name="T226">FUNCTION</text:span><text:s/>combo_issue_in_day(list, day 2)</text:p>
      <text:p text:style-name="NoSpacing"><text:tab/>Set day3 extract from<text:s/><text:span text:style-name="T227">FUNCTION</text:span><text:s/>combo_issue_in_day(list, day 3)</text:p>
      <text:p text:style-name="NoSpacing"><text:tab/>Set day4 extract from<text:s/><text:span text:style-name="T228">FUNCTION</text:span><text:s/>combo_issue_in_day(list, day 4)</text:p>
      <text:p text:style-name="NoSpacing"><text:tab/>Set day5 extract from<text:s/><text:span text:style-name="T229">FUNCTION</text:span><text:s/>combo_issue_in_day(list, day 5)</text:p>
      <text:p text:style-name="NoSpacing"><text:tab/>Set report_in_5day is empty array</text:p>
      <text:p text:style-name="NoSpacing"><text:tab/></text:p>
      <text:p text:style-name="NoSpacing"><text:tab/>Report_in_5_day append <text:s/>the last element of<text:s/>day1</text:p>
      <text:p text:style-name="NoSpacing"><text:tab/>Repeat till reach day5</text:p>
      <text:p text:style-name="NoSpacing"><text:tab/><text:span text:style-name="T230">RETURN<text:s/></text:span>report_in_5_day</text:p>
      <text:p text:style-name="NoSpacing"/>
      <text:p text:style-name="NoSpacing"><text:span text:style-name="T231">FUNCTION</text:span><text:s/>nametag(argument i):</text:p>
      <text:p text:style-name="NoSpacing"><text:tab/>Set nametag to i</text:p>
      <text:p text:style-name="NoSpacing"><text:tab/><text:span text:style-name="T232">IF</text:span><text:s/>nametag is equal 0:</text:p>
      <text:p text:style-name="NoSpacing"><text:tab/><text:tab/>Set it to “A1”</text:p>
      <text:p text:style-name="NoSpacing"><text:tab/>Repeat till reach 9: “B7”</text:p>
      <text:p text:style-name="NoSpacing"><text:tab/><text:span text:style-name="T233">END</text:span><text:s/><text:span text:style-name="T234">IF</text:span></text:p>
      <text:p text:style-name="NoSpacing"><text:tab/><text:span text:style-name="T235">RETURN<text:s/></text:span>nametag</text:p>
      <text:p text:style-name="NoSpacing"/>
      <text:p text:style-name="NoSpacing"><text:span text:style-name="T236">FUNCTION</text:span><text:s/>combo_patients(list):</text:p>
      <text:p text:style-name="NoSpacing"><text:tab/>Set patients is empty arraylsit</text:p>
      <text:p text:style-name="NoSpacing"><text:tab/><text:span text:style-name="T237">FOR</text:span><text:s/>i &lt;- size(list):</text:p>
      <text:p text:style-name="NoSpacing"><text:tab/><text:tab/>Set temp extract from<text:s/><text:span text:style-name="T238">FUNCTION</text:span><text:s/>take_last_issue_in5day(list[i])</text:p>
      <text:p text:style-name="NoSpacing"><text:tab/><text:tab/>Patients append <text:s/>temp</text:p>
      <text:p text:style-name="NoSpacing"><text:tab/><text:span text:style-name="T239">END</text:span><text:s/><text:span text:style-name="T240">FOR</text:span></text:p>
      <text:p text:style-name="NoSpacing"><text:tab/><text:span text:style-name="T241">RETURN<text:s/></text:span>patients</text:p>
      <text:p text:style-name="NoSpacing"/>
      <text:p text:style-name="NoSpacing"><text:span text:style-name="T242">FUNCTION</text:span><text:s/>set_level_a_patients(list):</text:p>
      <text:soft-page-break/>
      <text:p text:style-name="NoSpacing"><text:tab/>Set level is empty arraylist</text:p>
      <text:p text:style-name="NoSpacing"><text:tab/>Set patients extract from<text:s/><text:span text:style-name="T243">FUNCTION</text:span><text:s/>combo_patients(list)</text:p>
      <text:p text:style-name="NoSpacing"><text:tab/></text:p>
      <text:p text:style-name="NoSpacing"><text:tab/><text:span text:style-name="T244">FOR</text:span><text:s/>i &lt;- size(patients):</text:p>
      <text:p text:style-name="NoSpacing"><text:tab/><text:tab/>Nametag extract from<text:s/><text:span text:style-name="T245">FUNCTION</text:span><text:s/>nametag(i)</text:p>
      <text:p text:style-name="NoSpacing"><text:tab/><text:tab/><text:span text:style-name="T246">FOR</text:span><text:s/>j &lt;- size( patients[i] ):</text:p>
      <text:p text:style-name="NoSpacing"><text:tab/><text:tab/><text:tab/><text:span text:style-name="T247">IF</text:span><text:s/>position at row i and column j match “NONE”:</text:p>
      <text:p text:style-name="NoSpacing"><text:tab/><text:tab/><text:tab/><text:tab/>Set it is 0</text:p>
      <text:p text:style-name="NoSpacing"><text:tab/><text:tab/><text:tab/><text:span text:style-name="T248">ELSE<text:s/></text:span><text:s/><text:span text:style-name="T249">IF</text:span><text:s/>match “PAUSE”:</text:p>
      <text:p text:style-name="NoSpacing"><text:tab/><text:tab/><text:tab/><text:tab/>Set it is 1</text:p>
      <text:p text:style-name="NoSpacing"><text:tab/><text:tab/><text:tab/><text:span text:style-name="T250">ELSE<text:s/></text:span>:</text:p>
      <text:p text:style-name="NoSpacing"><text:tab/><text:tab/><text:tab/><text:tab/>Set it is 2</text:p>
      <text:p text:style-name="NoSpacing"><text:tab/><text:tab/><text:tab/><text:span text:style-name="T251">END</text:span><text:s/><text:span text:style-name="T252">IF</text:span></text:p>
      <text:p text:style-name="NoSpacing"><text:tab/><text:tab/>Level append <text:s/>patients at row i</text:p>
      <text:p text:style-name="NoSpacing"><text:tab/><text:tab/><text:span text:style-name="T253">END</text:span><text:s/><text:span text:style-name="T254">FOR</text:span></text:p>
      <text:p text:style-name="NoSpacing"><text:tab/><text:span text:style-name="T255">RETURN<text:s/></text:span>array list level</text:p>
      <text:p text:style-name="NoSpacing"/>
      <text:p text:style-name="NoSpacing"><text:span text:style-name="T256">FUNCTION</text:span><text:s/>sum_issues_patients(list):</text:p>
      <text:p text:style-name="NoSpacing"><text:tab/>Set patients extract from<text:s/><text:span text:style-name="T257">FUNCTION</text:span><text:s/>combo_patients(list)</text:p>
      <text:p text:style-name="NoSpacing"><text:tab/>Set level extract from<text:s/><text:span text:style-name="T258">FUNCTION</text:span><text:s/>set_level_a_patients(list)</text:p>
      <text:p text:style-name="NoSpacing"><text:tab/>Set reverse is empty array</text:p>
      <text:p text:style-name="NoSpacing"/>
      <text:p text:style-name="NoSpacing"><text:tab/><text:span text:style-name="T259">FOR</text:span><text:s/>i &lt;- size( level):</text:p>
      <text:p text:style-name="NoSpacing"><text:tab/><text:tab/>Set temp to collect each element <text:s/>of level in order up side down</text:p>
      <text:p text:style-name="NoSpacing"><text:tab/><text:tab/>Reverse append <text:s/>temp</text:p>
      <text:p text:style-name="NoSpacing"><text:tab/>Set index extract from<text:s/><text:span text:style-name="T260">FUNCTION</text:span><text:s/>sort_return_index( reverse)</text:p>
      <text:p text:style-name="NoSpacing"><text:tab/><text:span text:style-name="T261">END</text:span><text:s/><text:span text:style-name="T262">FOR</text:span></text:p>
      <text:p text:style-name="NoSpacing"/>
      <text:p text:style-name="NoSpacing"><text:tab/><text:span text:style-name="T263">FOR</text:span><text:s/>i &lt;- size(index):</text:p>
      <text:p text:style-name="NoSpacing"><text:tab/><text:tab/><text:span text:style-name="T264">FOR</text:span><text:s/>j &lt;- size(patients):</text:p>
      <text:p text:style-name="NoSpacing"><text:tab/><text:tab/><text:tab/><text:span text:style-name="T265">IF</text:span><text:s/>index at element i is equal with element j of patients<text:s/><text:span text:style-name="T266">THEN</text:span>:</text:p>
      <text:p text:style-name="NoSpacing"><text:tab/><text:tab/><text:tab/><text:tab/>Set nametag extract from<text:s/><text:span text:style-name="T267">FUNCTION</text:span><text:s/>nametag(index at ele i)</text:p>
      <text:p text:style-name="NoSpacing"><text:tab/><text:tab/><text:tab/><text:tab/>Print</text:p>
      <text:p text:style-name="NoSpacing"><text:tab/><text:tab/><text:tab/><text:span text:style-name="T268">END</text:span><text:s/><text:span text:style-name="T269">IF</text:span></text:p>
      <text:p text:style-name="NoSpacing"><text:tab/><text:tab/><text:span text:style-name="T270">END</text:span><text:s/><text:span text:style-name="T271">FOR</text:span></text:p>
      <text:p text:style-name="NoSpacing"><text:tab/><text:span text:style-name="T272">END</text:span><text:s/><text:span text:style-name="T273">FOR</text:span></text:p>
      <text:p text:style-name="NoSpacing"/>
      <text:p text:style-name="NoSpacing"><text:span text:style-name="T274">FUNCTION</text:span><text:s/>sort_return_index(list):</text:p>
      <text:p text:style-name="NoSpacing"><text:tab/>Set sort_array is empty list</text:p>
      <text:p text:style-name="NoSpacing"><text:tab/>Set return_index is empty list</text:p>
      <text:p text:style-name="NoSpacing"/>
      <text:p text:style-name="NoSpacing"><text:tab/><text:span text:style-name="T275">FOR</text:span><text:s/>i<text:s/>&lt;- size(list):</text:p>
      <text:p text:style-name="NoSpacing"><text:tab/><text:tab/>Sort_array append <text:s/>the list of elenment i with its index</text:p>
      <text:p text:style-name="NoSpacing"><text:tab/><text:span text:style-name="T276">END</text:span><text:s/><text:span text:style-name="T277">FOR</text:span></text:p>
      <text:p text:style-name="NoSpacing"><text:tab/>Sort_array sort()</text:p>
      <text:p text:style-name="NoSpacing"><text:tab/><text:s/></text:p>
      <text:p text:style-name="NoSpacing"><text:tab/><text:span text:style-name="T278">FOR</text:span><text:s/>i &lt;- size(sort_array):</text:p>
      <text:p text:style-name="NoSpacing"><text:tab/><text:tab/>Return_index append <text:s/>sort array at 2 place declare above</text:p>
      <text:p text:style-name="NoSpacing"><text:tab/><text:span text:style-name="T279">RETURN<text:s/></text:span>return_index arraylist</text:p>
      <text:p text:style-name="NoSpacing"/>
      <text:p text:style-name="NoSpacing"/>
      <text:p text:style-name="NoSpacing"/>
      <text:p text:style-name="P280"><text:tab/></text:p>
      <text:p text:style-name="P281"/>
      <text:p text:style-name="NoSpacing"/>
      <text:p text:style-name="NoSpacing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uan nguyen</meta:initial-creator>
    <dc:creator>tuan nguyen</dc:creator>
    <meta:creation-date>2020-03-15T15:59:00Z</meta:creation-date>
    <dc:date>2020-04-09T18:57:00Z</dc:date>
    <meta:template xlink:href="Normal" xlink:type="simple"/>
    <meta:editing-cycles>11</meta:editing-cycles>
    <meta:editing-duration>PT35580S</meta:editing-duration>
    <meta:document-statistic meta:page-count="6" meta:paragraph-count="13" meta:word-count="1027" meta:character-count="6870" meta:row-count="48" meta:non-whitespace-character-count="5856"/>
  </office:meta>
</office:document-meta>
</file>